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7449" officeooo:paragraph-rsid="000a7449"/>
    </style:style>
    <style:style style:name="P2" style:family="paragraph" style:parent-style-name="Standard">
      <style:text-properties officeooo:paragraph-rsid="000a7449"/>
    </style:style>
    <style:style style:name="P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0a7449"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a74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6c75f1b5-7fff-1571-4c66-92bfe1143b84"/>Diego Mateus Cruz</text:p>
      <text:p text:style-name="Text_20_body"/>
      <text:p text:style-name="P4">El algoritmo de DDA y el de Bresenham tienen un resultado similar a simple vista, pero agrandando el tamaño de los pixeles se puede notar que el algoritmo de DDA no es tan continua la línea y se puede decir que salta de un pixel a otro dejando espacios, por el otro lado el algoritmo de Bresenham se puede notar que es más continuo que el primero lo que hace la línea más agradable de ver.</text:p>
      <text:p text:style-name="Text_20_body"/>
      <text:p text:style-name="P4">Aunque los resultados se parecen el algoritmo de Bresenham fue más complicado de implementar ya que se hicieron dos casos por cuadrante; uno donde el cateto de la “y” era más grande; y el otro donde el cateto de la “x” era más grande. Cabe recalcar que no se pudo implementar de forma correcta el algoritmo de DDA ya que cuando el cateto de las “x” era más grande no se dibujaba de forma correcta la línea, pero la otro mitad se realizó de forma correcta.</text:p>
      <text:p text:style-name="Text_20_body"/>
      <text:p text:style-name="P4">En conclusión, el algoritmo de DDA al ser más sencillo de implementar se puede decir que pinta la línea de una forma muy tosca. Por el contrario, el algoritmo de Bresenham pinta la línea de una forma más suave y más agradabl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23:42:06.085959394</meta:creation-date>
    <dc:date>2021-02-17T23:55:49.713111253</dc:date>
    <meta:editing-duration>PT2M13S</meta:editing-duration>
    <meta:editing-cycles>1</meta:editing-cycles>
    <meta:document-statistic meta:table-count="0" meta:image-count="0" meta:object-count="0" meta:page-count="1" meta:paragraph-count="5" meta:word-count="207" meta:character-count="1088" meta:non-whitespace-character-count="884"/>
    <meta:generator>LibreOffice/6.0.7.3$Linux_X86_64 LibreOffice_project/00m0$Build-3</meta:generator>
  </office:meta>
</office:document-meta>
</file>